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0.75in"/>
    </style:style>
    <style:style style:name="ta_extref" style:family="table">
      <style:table-properties table:display="false"/>
    </style:style>
    <style:style style:name="P1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Data" table:style-name="ta1" table:print="false">
        <table:table-column table:style-name="co1" table:number-columns-repeated="9" table:default-cell-style-name="Default"/>
        <table:table-row table:style-name="ro1">
          <table:table-cell table:formula="of:=CONCATENATE(&quot;(&quot;;COLUMN();&quot;,&quot;;ROW();&quot;)&quot;)" office:value-type="string" office:string-value="(1,1)">
            <text:p>(1,1)</text:p>
          </table:table-cell>
          <table:table-cell table:formula="of:=CONCATENATE(&quot;(&quot;;COLUMN();&quot;,&quot;;ROW();&quot;)&quot;)" office:value-type="string" office:string-value="(2,1)">
            <text:p>(2,1)</text:p>
          </table:table-cell>
          <table:table-cell table:formula="of:=CONCATENATE(&quot;(&quot;;COLUMN();&quot;,&quot;;ROW();&quot;)&quot;)" office:value-type="string" office:string-value="(3,1)">
            <text:p>(3,1)</text:p>
          </table:table-cell>
          <table:table-cell table:formula="of:=CONCATENATE(&quot;(&quot;;COLUMN();&quot;,&quot;;ROW();&quot;)&quot;)" office:value-type="string" office:string-value="(4,1)">
            <text:p>(4,1)</text:p>
          </table:table-cell>
          <table:table-cell table:formula="of:=CONCATENATE(&quot;(&quot;;COLUMN();&quot;,&quot;;ROW();&quot;)&quot;)" office:value-type="string" office:string-value="(5,1)">
            <text:p>(5,1)</text:p>
          </table:table-cell>
          <table:table-cell table:formula="of:=CONCATENATE(&quot;(&quot;;COLUMN();&quot;,&quot;;ROW();&quot;)&quot;)" office:value-type="string" office:string-value="(6,1)">
            <text:p>(6,1)</text:p>
          </table:table-cell>
          <table:table-cell table:formula="of:=CONCATENATE(&quot;(&quot;;COLUMN();&quot;,&quot;;ROW();&quot;)&quot;)" office:value-type="string" office:string-value="(7,1)">
            <text:p>(7,1)</text:p>
          </table:table-cell>
          <table:table-cell table:formula="of:=CONCATENATE(&quot;(&quot;;COLUMN();&quot;,&quot;;ROW();&quot;)&quot;)" office:value-type="string" office:string-value="(8,1)">
            <text:p>(8,1)</text:p>
          </table:table-cell>
          <table:table-cell table:formula="of:=CONCATENATE(&quot;(&quot;;COLUMN();&quot;,&quot;;ROW();&quot;)&quot;)" office:value-type="string" office:string-value="(9,1)">
            <text:p>(9,1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2)">
            <text:p>(1,2)</text:p>
          </table:table-cell>
          <table:table-cell table:formula="of:=CONCATENATE(&quot;(&quot;;COLUMN();&quot;,&quot;;ROW();&quot;)&quot;)" office:value-type="string" office:string-value="(2,2)">
            <text:p>(2,2)</text:p>
          </table:table-cell>
          <table:table-cell table:formula="of:=CONCATENATE(&quot;(&quot;;COLUMN();&quot;,&quot;;ROW();&quot;)&quot;)" office:value-type="string" office:string-value="(3,2)">
            <text:p>(3,2)</text:p>
          </table:table-cell>
          <table:table-cell table:formula="of:=CONCATENATE(&quot;(&quot;;COLUMN();&quot;,&quot;;ROW();&quot;)&quot;)" office:value-type="string" office:string-value="(4,2)">
            <text:p>(4,2)</text:p>
          </table:table-cell>
          <table:table-cell table:formula="of:=CONCATENATE(&quot;(&quot;;COLUMN();&quot;,&quot;;ROW();&quot;)&quot;)" office:value-type="string" office:string-value="(5,2)">
            <text:p>(5,2)</text:p>
          </table:table-cell>
          <table:table-cell table:formula="of:=CONCATENATE(&quot;(&quot;;COLUMN();&quot;,&quot;;ROW();&quot;)&quot;)" office:value-type="string" office:string-value="(6,2)">
            <text:p>(6,2)</text:p>
          </table:table-cell>
          <table:table-cell table:formula="of:=CONCATENATE(&quot;(&quot;;COLUMN();&quot;,&quot;;ROW();&quot;)&quot;)" office:value-type="string" office:string-value="(7,2)">
            <text:p>(7,2)</text:p>
          </table:table-cell>
          <table:table-cell table:formula="of:=CONCATENATE(&quot;(&quot;;COLUMN();&quot;,&quot;;ROW();&quot;)&quot;)" office:value-type="string" office:string-value="(8,2)">
            <text:p>(8,2)</text:p>
          </table:table-cell>
          <table:table-cell table:formula="of:=CONCATENATE(&quot;(&quot;;COLUMN();&quot;,&quot;;ROW();&quot;)&quot;)" office:value-type="string" office:string-value="(9,2)">
            <text:p>(9,2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3)">
            <text:p>(1,3)</text:p>
          </table:table-cell>
          <table:table-cell table:formula="of:=CONCATENATE(&quot;(&quot;;COLUMN();&quot;,&quot;;ROW();&quot;)&quot;)" office:value-type="string" office:string-value="(2,3)">
            <text:p>(2,3)</text:p>
          </table:table-cell>
          <table:table-cell table:formula="of:=CONCATENATE(&quot;(&quot;;COLUMN();&quot;,&quot;;ROW();&quot;)&quot;)" office:value-type="string" office:string-value="(3,3)">
            <text:p>(3,3)</text:p>
          </table:table-cell>
          <table:table-cell table:formula="of:=CONCATENATE(&quot;(&quot;;COLUMN();&quot;,&quot;;ROW();&quot;)&quot;)" office:value-type="string" office:string-value="(4,3)">
            <text:p>(4,3)</text:p>
          </table:table-cell>
          <table:table-cell table:formula="of:=CONCATENATE(&quot;(&quot;;COLUMN();&quot;,&quot;;ROW();&quot;)&quot;)" office:value-type="string" office:string-value="(5,3)">
            <text:p>(5,3)</text:p>
          </table:table-cell>
          <table:table-cell table:formula="of:=CONCATENATE(&quot;(&quot;;COLUMN();&quot;,&quot;;ROW();&quot;)&quot;)" office:value-type="string" office:string-value="(6,3)">
            <text:p>(6,3)</text:p>
          </table:table-cell>
          <table:table-cell table:formula="of:=CONCATENATE(&quot;(&quot;;COLUMN();&quot;,&quot;;ROW();&quot;)&quot;)" office:value-type="string" office:string-value="(7,3)">
            <text:p>(7,3)</text:p>
          </table:table-cell>
          <table:table-cell table:formula="of:=CONCATENATE(&quot;(&quot;;COLUMN();&quot;,&quot;;ROW();&quot;)&quot;)" office:value-type="string" office:string-value="(8,3)">
            <text:p>(8,3)</text:p>
          </table:table-cell>
          <table:table-cell table:formula="of:=CONCATENATE(&quot;(&quot;;COLUMN();&quot;,&quot;;ROW();&quot;)&quot;)" office:value-type="string" office:string-value="(9,3)">
            <text:p>(9,3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4)">
            <text:p>(1,4)</text:p>
          </table:table-cell>
          <table:table-cell table:formula="of:=CONCATENATE(&quot;(&quot;;COLUMN();&quot;,&quot;;ROW();&quot;)&quot;)" office:value-type="string" office:string-value="(2,4)">
            <text:p>(2,4)</text:p>
          </table:table-cell>
          <table:table-cell table:formula="of:=CONCATENATE(&quot;(&quot;;COLUMN();&quot;,&quot;;ROW();&quot;)&quot;)" office:value-type="string" office:string-value="(3,4)">
            <text:p>(3,4)</text:p>
          </table:table-cell>
          <table:table-cell table:formula="of:=CONCATENATE(&quot;(&quot;;COLUMN();&quot;,&quot;;ROW();&quot;)&quot;)" office:value-type="string" office:string-value="(4,4)">
            <text:p>(4,4)</text:p>
          </table:table-cell>
          <table:table-cell table:formula="of:=CONCATENATE(&quot;(&quot;;COLUMN();&quot;,&quot;;ROW();&quot;)&quot;)" office:value-type="string" office:string-value="(5,4)">
            <text:p>(5,4)</text:p>
          </table:table-cell>
          <table:table-cell table:formula="of:=CONCATENATE(&quot;(&quot;;COLUMN();&quot;,&quot;;ROW();&quot;)&quot;)" office:value-type="string" office:string-value="(6,4)">
            <text:p>(6,4)</text:p>
          </table:table-cell>
          <table:table-cell table:formula="of:=CONCATENATE(&quot;(&quot;;COLUMN();&quot;,&quot;;ROW();&quot;)&quot;)" office:value-type="string" office:string-value="(7,4)">
            <text:p>(7,4)</text:p>
          </table:table-cell>
          <table:table-cell table:formula="of:=CONCATENATE(&quot;(&quot;;COLUMN();&quot;,&quot;;ROW();&quot;)&quot;)" office:value-type="string" office:string-value="(8,4)">
            <text:p>(8,4)</text:p>
          </table:table-cell>
          <table:table-cell table:formula="of:=CONCATENATE(&quot;(&quot;;COLUMN();&quot;,&quot;;ROW();&quot;)&quot;)" office:value-type="string" office:string-value="(9,4)">
            <text:p>(9,4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5)">
            <text:p>(1,5)</text:p>
          </table:table-cell>
          <table:table-cell table:formula="of:=CONCATENATE(&quot;(&quot;;COLUMN();&quot;,&quot;;ROW();&quot;)&quot;)" office:value-type="string" office:string-value="(2,5)">
            <text:p>(2,5)</text:p>
          </table:table-cell>
          <table:table-cell table:formula="of:=CONCATENATE(&quot;(&quot;;COLUMN();&quot;,&quot;;ROW();&quot;)&quot;)" office:value-type="string" office:string-value="(3,5)">
            <text:p>(3,5)</text:p>
          </table:table-cell>
          <table:table-cell table:formula="of:=CONCATENATE(&quot;(&quot;;COLUMN();&quot;,&quot;;ROW();&quot;)&quot;)" office:value-type="string" office:string-value="(4,5)">
            <text:p>(4,5)</text:p>
          </table:table-cell>
          <table:table-cell table:formula="of:=CONCATENATE(&quot;(&quot;;COLUMN();&quot;,&quot;;ROW();&quot;)&quot;)" office:value-type="string" office:string-value="(5,5)">
            <text:p>(5,5)</text:p>
          </table:table-cell>
          <table:table-cell table:formula="of:=CONCATENATE(&quot;(&quot;;COLUMN();&quot;,&quot;;ROW();&quot;)&quot;)" office:value-type="string" office:string-value="(6,5)">
            <text:p>(6,5)</text:p>
          </table:table-cell>
          <table:table-cell table:formula="of:=CONCATENATE(&quot;(&quot;;COLUMN();&quot;,&quot;;ROW();&quot;)&quot;)" office:value-type="string" office:string-value="(7,5)">
            <text:p>(7,5)</text:p>
          </table:table-cell>
          <table:table-cell table:formula="of:=CONCATENATE(&quot;(&quot;;COLUMN();&quot;,&quot;;ROW();&quot;)&quot;)" office:value-type="string" office:string-value="(8,5)">
            <text:p>(8,5)</text:p>
          </table:table-cell>
          <table:table-cell table:formula="of:=CONCATENATE(&quot;(&quot;;COLUMN();&quot;,&quot;;ROW();&quot;)&quot;)" office:value-type="string" office:string-value="(9,5)">
            <text:p>(9,5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6)">
            <text:p>(1,6)</text:p>
          </table:table-cell>
          <table:table-cell table:formula="of:=CONCATENATE(&quot;(&quot;;COLUMN();&quot;,&quot;;ROW();&quot;)&quot;)" office:value-type="string" office:string-value="(2,6)">
            <text:p>(2,6)</text:p>
          </table:table-cell>
          <table:table-cell table:formula="of:=CONCATENATE(&quot;(&quot;;COLUMN();&quot;,&quot;;ROW();&quot;)&quot;)" office:value-type="string" office:string-value="(3,6)">
            <text:p>(3,6)</text:p>
          </table:table-cell>
          <table:table-cell table:formula="of:=CONCATENATE(&quot;(&quot;;COLUMN();&quot;,&quot;;ROW();&quot;)&quot;)" office:value-type="string" office:string-value="(4,6)">
            <text:p>(4,6)</text:p>
          </table:table-cell>
          <table:table-cell table:formula="of:=CONCATENATE(&quot;(&quot;;COLUMN();&quot;,&quot;;ROW();&quot;)&quot;)" office:value-type="string" office:string-value="(5,6)">
            <text:p>(5,6)</text:p>
          </table:table-cell>
          <table:table-cell table:formula="of:=CONCATENATE(&quot;(&quot;;COLUMN();&quot;,&quot;;ROW();&quot;)&quot;)" office:value-type="string" office:string-value="(6,6)">
            <text:p>(6,6)</text:p>
          </table:table-cell>
          <table:table-cell table:formula="of:=CONCATENATE(&quot;(&quot;;COLUMN();&quot;,&quot;;ROW();&quot;)&quot;)" office:value-type="string" office:string-value="(7,6)">
            <text:p>(7,6)</text:p>
          </table:table-cell>
          <table:table-cell table:formula="of:=CONCATENATE(&quot;(&quot;;COLUMN();&quot;,&quot;;ROW();&quot;)&quot;)" office:value-type="string" office:string-value="(8,6)">
            <text:p>(8,6)</text:p>
          </table:table-cell>
          <table:table-cell table:formula="of:=CONCATENATE(&quot;(&quot;;COLUMN();&quot;,&quot;;ROW();&quot;)&quot;)" office:value-type="string" office:string-value="(9,6)">
            <text:p>(9,6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7)">
            <text:p>(1,7)</text:p>
          </table:table-cell>
          <table:table-cell table:formula="of:=CONCATENATE(&quot;(&quot;;COLUMN();&quot;,&quot;;ROW();&quot;)&quot;)" office:value-type="string" office:string-value="(2,7)">
            <text:p>(2,7)</text:p>
          </table:table-cell>
          <table:table-cell table:formula="of:=CONCATENATE(&quot;(&quot;;COLUMN();&quot;,&quot;;ROW();&quot;)&quot;)" office:value-type="string" office:string-value="(3,7)">
            <text:p>(3,7)</text:p>
          </table:table-cell>
          <table:table-cell table:formula="of:=CONCATENATE(&quot;(&quot;;COLUMN();&quot;,&quot;;ROW();&quot;)&quot;)" office:value-type="string" office:string-value="(4,7)">
            <text:p>(4,7)</text:p>
          </table:table-cell>
          <table:table-cell table:formula="of:=CONCATENATE(&quot;(&quot;;COLUMN();&quot;,&quot;;ROW();&quot;)&quot;)" office:value-type="string" office:string-value="(5,7)">
            <text:p>(5,7)</text:p>
          </table:table-cell>
          <table:table-cell table:formula="of:=CONCATENATE(&quot;(&quot;;COLUMN();&quot;,&quot;;ROW();&quot;)&quot;)" office:value-type="string" office:string-value="(6,7)">
            <text:p>(6,7)</text:p>
          </table:table-cell>
          <table:table-cell table:formula="of:=CONCATENATE(&quot;(&quot;;COLUMN();&quot;,&quot;;ROW();&quot;)&quot;)" office:value-type="string" office:string-value="(7,7)">
            <text:p>(7,7)</text:p>
          </table:table-cell>
          <table:table-cell table:formula="of:=CONCATENATE(&quot;(&quot;;COLUMN();&quot;,&quot;;ROW();&quot;)&quot;)" office:value-type="string" office:string-value="(8,7)">
            <text:p>(8,7)</text:p>
          </table:table-cell>
          <table:table-cell table:formula="of:=CONCATENATE(&quot;(&quot;;COLUMN();&quot;,&quot;;ROW();&quot;)&quot;)" office:value-type="string" office:string-value="(9,7)">
            <text:p>(9,7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8)">
            <text:p>(1,8)</text:p>
          </table:table-cell>
          <table:table-cell table:formula="of:=CONCATENATE(&quot;(&quot;;COLUMN();&quot;,&quot;;ROW();&quot;)&quot;)" office:value-type="string" office:string-value="(2,8)">
            <text:p>(2,8)</text:p>
          </table:table-cell>
          <table:table-cell table:formula="of:=CONCATENATE(&quot;(&quot;;COLUMN();&quot;,&quot;;ROW();&quot;)&quot;)" office:value-type="string" office:string-value="(3,8)">
            <text:p>(3,8)</text:p>
          </table:table-cell>
          <table:table-cell table:formula="of:=CONCATENATE(&quot;(&quot;;COLUMN();&quot;,&quot;;ROW();&quot;)&quot;)" office:value-type="string" office:string-value="(4,8)">
            <text:p>(4,8)</text:p>
          </table:table-cell>
          <table:table-cell table:formula="of:=CONCATENATE(&quot;(&quot;;COLUMN();&quot;,&quot;;ROW();&quot;)&quot;)" office:value-type="string" office:string-value="(5,8)">
            <text:p>(5,8)</text:p>
          </table:table-cell>
          <table:table-cell table:formula="of:=CONCATENATE(&quot;(&quot;;COLUMN();&quot;,&quot;;ROW();&quot;)&quot;)" office:value-type="string" office:string-value="(6,8)">
            <text:p>(6,8)</text:p>
          </table:table-cell>
          <table:table-cell table:formula="of:=CONCATENATE(&quot;(&quot;;COLUMN();&quot;,&quot;;ROW();&quot;)&quot;)" office:value-type="string" office:string-value="(7,8)">
            <text:p>(7,8)</text:p>
          </table:table-cell>
          <table:table-cell table:formula="of:=CONCATENATE(&quot;(&quot;;COLUMN();&quot;,&quot;;ROW();&quot;)&quot;)" office:value-type="string" office:string-value="(8,8)">
            <text:p>(8,8)</text:p>
          </table:table-cell>
          <table:table-cell table:formula="of:=CONCATENATE(&quot;(&quot;;COLUMN();&quot;,&quot;;ROW();&quot;)&quot;)" office:value-type="string" office:string-value="(9,8)">
            <text:p>(9,8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9)">
            <text:p>(1,9)</text:p>
          </table:table-cell>
          <table:table-cell table:formula="of:=CONCATENATE(&quot;(&quot;;COLUMN();&quot;,&quot;;ROW();&quot;)&quot;)" office:value-type="string" office:string-value="(2,9)">
            <text:p>(2,9)</text:p>
          </table:table-cell>
          <table:table-cell table:formula="of:=CONCATENATE(&quot;(&quot;;COLUMN();&quot;,&quot;;ROW();&quot;)&quot;)" office:value-type="string" office:string-value="(3,9)">
            <text:p>(3,9)</text:p>
          </table:table-cell>
          <table:table-cell table:formula="of:=CONCATENATE(&quot;(&quot;;COLUMN();&quot;,&quot;;ROW();&quot;)&quot;)" office:value-type="string" office:string-value="(4,9)">
            <text:p>(4,9)</text:p>
          </table:table-cell>
          <table:table-cell table:formula="of:=CONCATENATE(&quot;(&quot;;COLUMN();&quot;,&quot;;ROW();&quot;)&quot;)" office:value-type="string" office:string-value="(5,9)">
            <text:p>(5,9)</text:p>
          </table:table-cell>
          <table:table-cell table:formula="of:=CONCATENATE(&quot;(&quot;;COLUMN();&quot;,&quot;;ROW();&quot;)&quot;)" office:value-type="string" office:string-value="(6,9)">
            <text:p>(6,9)</text:p>
          </table:table-cell>
          <table:table-cell table:formula="of:=CONCATENATE(&quot;(&quot;;COLUMN();&quot;,&quot;;ROW();&quot;)&quot;)" office:value-type="string" office:string-value="(7,9)">
            <text:p>(7,9)</text:p>
          </table:table-cell>
          <table:table-cell table:formula="of:=CONCATENATE(&quot;(&quot;;COLUMN();&quot;,&quot;;ROW();&quot;)&quot;)" office:value-type="string" office:string-value="(8,9)">
            <text:p>(8,9)</text:p>
          </table:table-cell>
          <table:table-cell table:formula="of:=CONCATENATE(&quot;(&quot;;COLUMN();&quot;,&quot;;ROW();&quot;)&quot;)" office:value-type="string" office:string-value="(9,9)">
            <text:p>(9,9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0)">
            <text:p>(1,10)</text:p>
          </table:table-cell>
          <table:table-cell table:formula="of:=CONCATENATE(&quot;(&quot;;COLUMN();&quot;,&quot;;ROW();&quot;)&quot;)" office:value-type="string" office:string-value="(2,10)">
            <text:p>(2,10)</text:p>
          </table:table-cell>
          <table:table-cell table:formula="of:=CONCATENATE(&quot;(&quot;;COLUMN();&quot;,&quot;;ROW();&quot;)&quot;)" office:value-type="string" office:string-value="(3,10)">
            <text:p>(3,10)</text:p>
          </table:table-cell>
          <table:table-cell table:formula="of:=CONCATENATE(&quot;(&quot;;COLUMN();&quot;,&quot;;ROW();&quot;)&quot;)" office:value-type="string" office:string-value="(4,10)">
            <text:p>(4,10)</text:p>
          </table:table-cell>
          <table:table-cell table:formula="of:=CONCATENATE(&quot;(&quot;;COLUMN();&quot;,&quot;;ROW();&quot;)&quot;)" office:value-type="string" office:string-value="(5,10)">
            <text:p>(5,10)</text:p>
          </table:table-cell>
          <table:table-cell table:formula="of:=CONCATENATE(&quot;(&quot;;COLUMN();&quot;,&quot;;ROW();&quot;)&quot;)" office:value-type="string" office:string-value="(6,10)">
            <text:p>(6,10)</text:p>
          </table:table-cell>
          <table:table-cell table:formula="of:=CONCATENATE(&quot;(&quot;;COLUMN();&quot;,&quot;;ROW();&quot;)&quot;)" office:value-type="string" office:string-value="(7,10)">
            <text:p>(7,10)</text:p>
          </table:table-cell>
          <table:table-cell table:formula="of:=CONCATENATE(&quot;(&quot;;COLUMN();&quot;,&quot;;ROW();&quot;)&quot;)" office:value-type="string" office:string-value="(8,10)">
            <text:p>(8,10)</text:p>
          </table:table-cell>
          <table:table-cell table:formula="of:=CONCATENATE(&quot;(&quot;;COLUMN();&quot;,&quot;;ROW();&quot;)&quot;)" office:value-type="string" office:string-value="(9,10)">
            <text:p>(9,10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1)">
            <text:p>(1,11)</text:p>
          </table:table-cell>
          <table:table-cell table:formula="of:=CONCATENATE(&quot;(&quot;;COLUMN();&quot;,&quot;;ROW();&quot;)&quot;)" office:value-type="string" office:string-value="(2,11)">
            <text:p>(2,11)</text:p>
          </table:table-cell>
          <table:table-cell table:formula="of:=CONCATENATE(&quot;(&quot;;COLUMN();&quot;,&quot;;ROW();&quot;)&quot;)" office:value-type="string" office:string-value="(3,11)">
            <text:p>(3,11)</text:p>
          </table:table-cell>
          <table:table-cell table:formula="of:=CONCATENATE(&quot;(&quot;;COLUMN();&quot;,&quot;;ROW();&quot;)&quot;)" office:value-type="string" office:string-value="(4,11)">
            <text:p>(4,11)</text:p>
          </table:table-cell>
          <table:table-cell table:formula="of:=CONCATENATE(&quot;(&quot;;COLUMN();&quot;,&quot;;ROW();&quot;)&quot;)" office:value-type="string" office:string-value="(5,11)">
            <text:p>(5,11)</text:p>
          </table:table-cell>
          <table:table-cell table:formula="of:=CONCATENATE(&quot;(&quot;;COLUMN();&quot;,&quot;;ROW();&quot;)&quot;)" office:value-type="string" office:string-value="(6,11)">
            <text:p>(6,11)</text:p>
          </table:table-cell>
          <table:table-cell table:formula="of:=CONCATENATE(&quot;(&quot;;COLUMN();&quot;,&quot;;ROW();&quot;)&quot;)" office:value-type="string" office:string-value="(7,11)">
            <text:p>(7,11)</text:p>
          </table:table-cell>
          <table:table-cell table:formula="of:=CONCATENATE(&quot;(&quot;;COLUMN();&quot;,&quot;;ROW();&quot;)&quot;)" office:value-type="string" office:string-value="(8,11)">
            <text:p>(8,11)</text:p>
          </table:table-cell>
          <table:table-cell table:formula="of:=CONCATENATE(&quot;(&quot;;COLUMN();&quot;,&quot;;ROW();&quot;)&quot;)" office:value-type="string" office:string-value="(9,11)">
            <text:p>(9,11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2)">
            <text:p>(1,12)</text:p>
          </table:table-cell>
          <table:table-cell table:formula="of:=CONCATENATE(&quot;(&quot;;COLUMN();&quot;,&quot;;ROW();&quot;)&quot;)" office:value-type="string" office:string-value="(2,12)">
            <text:p>(2,12)</text:p>
          </table:table-cell>
          <table:table-cell table:formula="of:=CONCATENATE(&quot;(&quot;;COLUMN();&quot;,&quot;;ROW();&quot;)&quot;)" office:value-type="string" office:string-value="(3,12)">
            <text:p>(3,12)</text:p>
          </table:table-cell>
          <table:table-cell table:formula="of:=CONCATENATE(&quot;(&quot;;COLUMN();&quot;,&quot;;ROW();&quot;)&quot;)" office:value-type="string" office:string-value="(4,12)">
            <text:p>(4,12)</text:p>
          </table:table-cell>
          <table:table-cell table:formula="of:=CONCATENATE(&quot;(&quot;;COLUMN();&quot;,&quot;;ROW();&quot;)&quot;)" office:value-type="string" office:string-value="(5,12)">
            <text:p>(5,12)</text:p>
          </table:table-cell>
          <table:table-cell table:formula="of:=CONCATENATE(&quot;(&quot;;COLUMN();&quot;,&quot;;ROW();&quot;)&quot;)" office:value-type="string" office:string-value="(6,12)">
            <text:p>(6,12)</text:p>
          </table:table-cell>
          <table:table-cell table:formula="of:=CONCATENATE(&quot;(&quot;;COLUMN();&quot;,&quot;;ROW();&quot;)&quot;)" office:value-type="string" office:string-value="(7,12)">
            <text:p>(7,12)</text:p>
          </table:table-cell>
          <table:table-cell table:formula="of:=CONCATENATE(&quot;(&quot;;COLUMN();&quot;,&quot;;ROW();&quot;)&quot;)" office:value-type="string" office:string-value="(8,12)">
            <text:p>(8,12)</text:p>
          </table:table-cell>
          <table:table-cell table:formula="of:=CONCATENATE(&quot;(&quot;;COLUMN();&quot;,&quot;;ROW();&quot;)&quot;)" office:value-type="string" office:string-value="(9,12)">
            <text:p>(9,12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3)">
            <text:p>(1,13)</text:p>
          </table:table-cell>
          <table:table-cell table:formula="of:=CONCATENATE(&quot;(&quot;;COLUMN();&quot;,&quot;;ROW();&quot;)&quot;)" office:value-type="string" office:string-value="(2,13)">
            <text:p>(2,13)</text:p>
          </table:table-cell>
          <table:table-cell table:formula="of:=CONCATENATE(&quot;(&quot;;COLUMN();&quot;,&quot;;ROW();&quot;)&quot;)" office:value-type="string" office:string-value="(3,13)">
            <text:p>(3,13)</text:p>
          </table:table-cell>
          <table:table-cell table:formula="of:=CONCATENATE(&quot;(&quot;;COLUMN();&quot;,&quot;;ROW();&quot;)&quot;)" office:value-type="string" office:string-value="(4,13)">
            <text:p>(4,13)</text:p>
          </table:table-cell>
          <table:table-cell table:formula="of:=CONCATENATE(&quot;(&quot;;COLUMN();&quot;,&quot;;ROW();&quot;)&quot;)" office:value-type="string" office:string-value="(5,13)">
            <text:p>(5,13)</text:p>
          </table:table-cell>
          <table:table-cell table:formula="of:=CONCATENATE(&quot;(&quot;;COLUMN();&quot;,&quot;;ROW();&quot;)&quot;)" office:value-type="string" office:string-value="(6,13)">
            <text:p>(6,13)</text:p>
          </table:table-cell>
          <table:table-cell table:formula="of:=CONCATENATE(&quot;(&quot;;COLUMN();&quot;,&quot;;ROW();&quot;)&quot;)" office:value-type="string" office:string-value="(7,13)">
            <text:p>(7,13)</text:p>
          </table:table-cell>
          <table:table-cell table:formula="of:=CONCATENATE(&quot;(&quot;;COLUMN();&quot;,&quot;;ROW();&quot;)&quot;)" office:value-type="string" office:string-value="(8,13)">
            <text:p>(8,13)</text:p>
          </table:table-cell>
          <table:table-cell table:formula="of:=CONCATENATE(&quot;(&quot;;COLUMN();&quot;,&quot;;ROW();&quot;)&quot;)" office:value-type="string" office:string-value="(9,13)">
            <text:p>(9,13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4)">
            <text:p>(1,14)</text:p>
          </table:table-cell>
          <table:table-cell table:formula="of:=CONCATENATE(&quot;(&quot;;COLUMN();&quot;,&quot;;ROW();&quot;)&quot;)" office:value-type="string" office:string-value="(2,14)">
            <text:p>(2,14)</text:p>
          </table:table-cell>
          <table:table-cell table:formula="of:=CONCATENATE(&quot;(&quot;;COLUMN();&quot;,&quot;;ROW();&quot;)&quot;)" office:value-type="string" office:string-value="(3,14)">
            <text:p>(3,14)</text:p>
          </table:table-cell>
          <table:table-cell table:formula="of:=CONCATENATE(&quot;(&quot;;COLUMN();&quot;,&quot;;ROW();&quot;)&quot;)" office:value-type="string" office:string-value="(4,14)">
            <text:p>(4,14)</text:p>
          </table:table-cell>
          <table:table-cell table:formula="of:=CONCATENATE(&quot;(&quot;;COLUMN();&quot;,&quot;;ROW();&quot;)&quot;)" office:value-type="string" office:string-value="(5,14)">
            <text:p>(5,14)</text:p>
          </table:table-cell>
          <table:table-cell table:formula="of:=CONCATENATE(&quot;(&quot;;COLUMN();&quot;,&quot;;ROW();&quot;)&quot;)" office:value-type="string" office:string-value="(6,14)">
            <text:p>(6,14)</text:p>
          </table:table-cell>
          <table:table-cell table:formula="of:=CONCATENATE(&quot;(&quot;;COLUMN();&quot;,&quot;;ROW();&quot;)&quot;)" office:value-type="string" office:string-value="(7,14)">
            <text:p>(7,14)</text:p>
          </table:table-cell>
          <table:table-cell table:formula="of:=CONCATENATE(&quot;(&quot;;COLUMN();&quot;,&quot;;ROW();&quot;)&quot;)" office:value-type="string" office:string-value="(8,14)">
            <text:p>(8,14)</text:p>
          </table:table-cell>
          <table:table-cell table:formula="of:=CONCATENATE(&quot;(&quot;;COLUMN();&quot;,&quot;;ROW();&quot;)&quot;)" office:value-type="string" office:string-value="(9,14)">
            <text:p>(9,14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5)">
            <text:p>(1,15)</text:p>
          </table:table-cell>
          <table:table-cell table:formula="of:=CONCATENATE(&quot;(&quot;;COLUMN();&quot;,&quot;;ROW();&quot;)&quot;)" office:value-type="string" office:string-value="(2,15)">
            <text:p>(2,15)</text:p>
          </table:table-cell>
          <table:table-cell table:formula="of:=CONCATENATE(&quot;(&quot;;COLUMN();&quot;,&quot;;ROW();&quot;)&quot;)" office:value-type="string" office:string-value="(3,15)">
            <text:p>(3,15)</text:p>
          </table:table-cell>
          <table:table-cell table:formula="of:=CONCATENATE(&quot;(&quot;;COLUMN();&quot;,&quot;;ROW();&quot;)&quot;)" office:value-type="string" office:string-value="(4,15)">
            <text:p>(4,15)</text:p>
          </table:table-cell>
          <table:table-cell table:formula="of:=CONCATENATE(&quot;(&quot;;COLUMN();&quot;,&quot;;ROW();&quot;)&quot;)" office:value-type="string" office:string-value="(5,15)">
            <text:p>(5,15)</text:p>
          </table:table-cell>
          <table:table-cell table:formula="of:=CONCATENATE(&quot;(&quot;;COLUMN();&quot;,&quot;;ROW();&quot;)&quot;)" office:value-type="string" office:string-value="(6,15)">
            <text:p>(6,15)</text:p>
          </table:table-cell>
          <table:table-cell table:formula="of:=CONCATENATE(&quot;(&quot;;COLUMN();&quot;,&quot;;ROW();&quot;)&quot;)" office:value-type="string" office:string-value="(7,15)">
            <text:p>(7,15)</text:p>
          </table:table-cell>
          <table:table-cell table:formula="of:=CONCATENATE(&quot;(&quot;;COLUMN();&quot;,&quot;;ROW();&quot;)&quot;)" office:value-type="string" office:string-value="(8,15)">
            <text:p>(8,15)</text:p>
          </table:table-cell>
          <table:table-cell table:formula="of:=CONCATENATE(&quot;(&quot;;COLUMN();&quot;,&quot;;ROW();&quot;)&quot;)" office:value-type="string" office:string-value="(9,15)">
            <text:p>(9,15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6)">
            <text:p>(1,16)</text:p>
          </table:table-cell>
          <table:table-cell table:formula="of:=CONCATENATE(&quot;(&quot;;COLUMN();&quot;,&quot;;ROW();&quot;)&quot;)" office:value-type="string" office:string-value="(2,16)">
            <text:p>(2,16)</text:p>
          </table:table-cell>
          <table:table-cell table:formula="of:=CONCATENATE(&quot;(&quot;;COLUMN();&quot;,&quot;;ROW();&quot;)&quot;)" office:value-type="string" office:string-value="(3,16)">
            <text:p>(3,16)</text:p>
          </table:table-cell>
          <table:table-cell table:formula="of:=CONCATENATE(&quot;(&quot;;COLUMN();&quot;,&quot;;ROW();&quot;)&quot;)" office:value-type="string" office:string-value="(4,16)">
            <text:p>(4,16)</text:p>
          </table:table-cell>
          <table:table-cell table:formula="of:=CONCATENATE(&quot;(&quot;;COLUMN();&quot;,&quot;;ROW();&quot;)&quot;)" office:value-type="string" office:string-value="(5,16)">
            <text:p>(5,16)</text:p>
          </table:table-cell>
          <table:table-cell table:formula="of:=CONCATENATE(&quot;(&quot;;COLUMN();&quot;,&quot;;ROW();&quot;)&quot;)" office:value-type="string" office:string-value="(6,16)">
            <text:p>(6,16)</text:p>
          </table:table-cell>
          <table:table-cell table:formula="of:=CONCATENATE(&quot;(&quot;;COLUMN();&quot;,&quot;;ROW();&quot;)&quot;)" office:value-type="string" office:string-value="(7,16)">
            <text:p>(7,16)</text:p>
          </table:table-cell>
          <table:table-cell table:formula="of:=CONCATENATE(&quot;(&quot;;COLUMN();&quot;,&quot;;ROW();&quot;)&quot;)" office:value-type="string" office:string-value="(8,16)">
            <text:p>(8,16)</text:p>
          </table:table-cell>
          <table:table-cell table:formula="of:=CONCATENATE(&quot;(&quot;;COLUMN();&quot;,&quot;;ROW();&quot;)&quot;)" office:value-type="string" office:string-value="(9,16)">
            <text:p>(9,16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7)">
            <text:p>(1,17)</text:p>
          </table:table-cell>
          <table:table-cell table:formula="of:=CONCATENATE(&quot;(&quot;;COLUMN();&quot;,&quot;;ROW();&quot;)&quot;)" office:value-type="string" office:string-value="(2,17)">
            <text:p>(2,17)</text:p>
          </table:table-cell>
          <table:table-cell table:formula="of:=CONCATENATE(&quot;(&quot;;COLUMN();&quot;,&quot;;ROW();&quot;)&quot;)" office:value-type="string" office:string-value="(3,17)">
            <text:p>(3,17)</text:p>
          </table:table-cell>
          <table:table-cell table:formula="of:=CONCATENATE(&quot;(&quot;;COLUMN();&quot;,&quot;;ROW();&quot;)&quot;)" office:value-type="string" office:string-value="(4,17)">
            <text:p>(4,17)</text:p>
          </table:table-cell>
          <table:table-cell table:formula="of:=CONCATENATE(&quot;(&quot;;COLUMN();&quot;,&quot;;ROW();&quot;)&quot;)" office:value-type="string" office:string-value="(5,17)">
            <text:p>(5,17)</text:p>
          </table:table-cell>
          <table:table-cell table:formula="of:=CONCATENATE(&quot;(&quot;;COLUMN();&quot;,&quot;;ROW();&quot;)&quot;)" office:value-type="string" office:string-value="(6,17)">
            <text:p>(6,17)</text:p>
          </table:table-cell>
          <table:table-cell table:formula="of:=CONCATENATE(&quot;(&quot;;COLUMN();&quot;,&quot;;ROW();&quot;)&quot;)" office:value-type="string" office:string-value="(7,17)">
            <text:p>(7,17)</text:p>
          </table:table-cell>
          <table:table-cell table:formula="of:=CONCATENATE(&quot;(&quot;;COLUMN();&quot;,&quot;;ROW();&quot;)&quot;)" office:value-type="string" office:string-value="(8,17)">
            <text:p>(8,17)</text:p>
          </table:table-cell>
          <table:table-cell table:formula="of:=CONCATENATE(&quot;(&quot;;COLUMN();&quot;,&quot;;ROW();&quot;)&quot;)" office:value-type="string" office:string-value="(9,17)">
            <text:p>(9,17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8)">
            <text:p>(1,18)</text:p>
          </table:table-cell>
          <table:table-cell table:formula="of:=CONCATENATE(&quot;(&quot;;COLUMN();&quot;,&quot;;ROW();&quot;)&quot;)" office:value-type="string" office:string-value="(2,18)">
            <text:p>(2,18)</text:p>
          </table:table-cell>
          <table:table-cell table:formula="of:=CONCATENATE(&quot;(&quot;;COLUMN();&quot;,&quot;;ROW();&quot;)&quot;)" office:value-type="string" office:string-value="(3,18)">
            <text:p>(3,18)</text:p>
          </table:table-cell>
          <table:table-cell table:formula="of:=CONCATENATE(&quot;(&quot;;COLUMN();&quot;,&quot;;ROW();&quot;)&quot;)" office:value-type="string" office:string-value="(4,18)">
            <text:p>(4,18)</text:p>
          </table:table-cell>
          <table:table-cell table:formula="of:=CONCATENATE(&quot;(&quot;;COLUMN();&quot;,&quot;;ROW();&quot;)&quot;)" office:value-type="string" office:string-value="(5,18)">
            <text:p>(5,18)</text:p>
          </table:table-cell>
          <table:table-cell table:formula="of:=CONCATENATE(&quot;(&quot;;COLUMN();&quot;,&quot;;ROW();&quot;)&quot;)" office:value-type="string" office:string-value="(6,18)">
            <text:p>(6,18)</text:p>
          </table:table-cell>
          <table:table-cell table:formula="of:=CONCATENATE(&quot;(&quot;;COLUMN();&quot;,&quot;;ROW();&quot;)&quot;)" office:value-type="string" office:string-value="(7,18)">
            <text:p>(7,18)</text:p>
          </table:table-cell>
          <table:table-cell table:formula="of:=CONCATENATE(&quot;(&quot;;COLUMN();&quot;,&quot;;ROW();&quot;)&quot;)" office:value-type="string" office:string-value="(8,18)">
            <text:p>(8,18)</text:p>
          </table:table-cell>
          <table:table-cell table:formula="of:=CONCATENATE(&quot;(&quot;;COLUMN();&quot;,&quot;;ROW();&quot;)&quot;)" office:value-type="string" office:string-value="(9,18)">
            <text:p>(9,18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9)">
            <text:p>(1,19)</text:p>
          </table:table-cell>
          <table:table-cell table:formula="of:=CONCATENATE(&quot;(&quot;;COLUMN();&quot;,&quot;;ROW();&quot;)&quot;)" office:value-type="string" office:string-value="(2,19)">
            <text:p>(2,19)</text:p>
          </table:table-cell>
          <table:table-cell table:formula="of:=CONCATENATE(&quot;(&quot;;COLUMN();&quot;,&quot;;ROW();&quot;)&quot;)" office:value-type="string" office:string-value="(3,19)">
            <text:p>(3,19)</text:p>
          </table:table-cell>
          <table:table-cell table:formula="of:=CONCATENATE(&quot;(&quot;;COLUMN();&quot;,&quot;;ROW();&quot;)&quot;)" office:value-type="string" office:string-value="(4,19)">
            <text:p>(4,19)</text:p>
          </table:table-cell>
          <table:table-cell table:formula="of:=CONCATENATE(&quot;(&quot;;COLUMN();&quot;,&quot;;ROW();&quot;)&quot;)" office:value-type="string" office:string-value="(5,19)">
            <text:p>(5,19)</text:p>
          </table:table-cell>
          <table:table-cell table:formula="of:=CONCATENATE(&quot;(&quot;;COLUMN();&quot;,&quot;;ROW();&quot;)&quot;)" office:value-type="string" office:string-value="(6,19)">
            <text:p>(6,19)</text:p>
          </table:table-cell>
          <table:table-cell table:formula="of:=CONCATENATE(&quot;(&quot;;COLUMN();&quot;,&quot;;ROW();&quot;)&quot;)" office:value-type="string" office:string-value="(7,19)">
            <text:p>(7,19)</text:p>
          </table:table-cell>
          <table:table-cell table:formula="of:=CONCATENATE(&quot;(&quot;;COLUMN();&quot;,&quot;;ROW();&quot;)&quot;)" office:value-type="string" office:string-value="(8,19)">
            <text:p>(8,19)</text:p>
          </table:table-cell>
          <table:table-cell table:formula="of:=CONCATENATE(&quot;(&quot;;COLUMN();&quot;,&quot;;ROW();&quot;)&quot;)" office:value-type="string" office:string-value="(9,19)">
            <text:p>(9,19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20)">
            <text:p>(1,20)</text:p>
          </table:table-cell>
          <table:table-cell table:formula="of:=CONCATENATE(&quot;(&quot;;COLUMN();&quot;,&quot;;ROW();&quot;)&quot;)" office:value-type="string" office:string-value="(2,20)">
            <text:p>(2,20)</text:p>
          </table:table-cell>
          <table:table-cell table:formula="of:=CONCATENATE(&quot;(&quot;;COLUMN();&quot;,&quot;;ROW();&quot;)&quot;)" office:value-type="string" office:string-value="(3,20)">
            <text:p>(3,20)</text:p>
          </table:table-cell>
          <table:table-cell table:formula="of:=CONCATENATE(&quot;(&quot;;COLUMN();&quot;,&quot;;ROW();&quot;)&quot;)" office:value-type="string" office:string-value="(4,20)">
            <text:p>(4,20)</text:p>
          </table:table-cell>
          <table:table-cell table:formula="of:=CONCATENATE(&quot;(&quot;;COLUMN();&quot;,&quot;;ROW();&quot;)&quot;)" office:value-type="string" office:string-value="(5,20)">
            <text:p>(5,20)</text:p>
          </table:table-cell>
          <table:table-cell table:formula="of:=CONCATENATE(&quot;(&quot;;COLUMN();&quot;,&quot;;ROW();&quot;)&quot;)" office:value-type="string" office:string-value="(6,20)">
            <text:p>(6,20)</text:p>
          </table:table-cell>
          <table:table-cell table:formula="of:=CONCATENATE(&quot;(&quot;;COLUMN();&quot;,&quot;;ROW();&quot;)&quot;)" office:value-type="string" office:string-value="(7,20)">
            <text:p>(7,20)</text:p>
          </table:table-cell>
          <table:table-cell table:formula="of:=CONCATENATE(&quot;(&quot;;COLUMN();&quot;,&quot;;ROW();&quot;)&quot;)" office:value-type="string" office:string-value="(8,20)">
            <text:p>(8,20)</text:p>
          </table:table-cell>
          <table:table-cell table:formula="of:=CONCATENATE(&quot;(&quot;;COLUMN();&quot;,&quot;;ROW();&quot;)&quot;)" office:value-type="string" office:string-value="(9,20)">
            <text:p>(9,20)</text:p>
          </table:table-cell>
        </table:table-row>
      </table:table>
      <table:table table:name="Empty" table:style-name="ta1" table:print="false">
        <table:table-column table:style-name="co2" table:default-cell-style-name="Default"/>
        <table:table-row table:style-name="ro1">
          <table:table-cell/>
        </table:table-row>
        <table:table-row table:style-name="ro1">
          <table:table-cell>
            <draw:frame table:end-cell-address="Empty.E6" table:end-x="0.7028in" table:end-y="0.1669in" draw:z-index="0" draw:style-name="gr1" draw:text-style-name="P1" svg:width="3.6555in" svg:height="0.75in" svg:x="0.6031in" svg:y="0.1256in">
              <draw:text-box>
                <text:p><text:span text:style-name="T1">This sheet is entirely empty.</text:span></text:p>
              </draw:text-box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14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2-06T02:24:39</meta:creation-date>
    <dc:date>2010-02-08T14:40:08</dc:date>
    <dc:creator>Kohei Yoshida</dc:creator>
    <meta:editing-duration>PT00H07M55S</meta:editing-duration>
    <meta:editing-cycles>7</meta:editing-cycles>
    <meta:generator>OpenOffice.org/3.2$Linux OpenOffice.org_project/320m12$Build-9483</meta:generator>
    <meta:document-statistic meta:table-count="2" meta:cell-count="180" meta:object-count="1"/>
  </office:meta>
</office:document-meta>
</file>